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em outras entidades além dessas três?<text:line-break/>R: Sim, a entidade dos facilitadores e monitores</text:p>
      <text:p text:style-name="Standard"/>
      <text:p text:style-name="Standard">Quais são os principais campos e tipos? <text:line-break/>R: Os campos são as chaves primárias de cada entidade. Os principais tipos são os estão ligados às chaves primárias.</text:p>
      <text:p text:style-name="Standard"/>
      <text:p text:style-name="Standard">Como essas entidades estão relacionadas?<text:line-break/>R: As entidades estão relacionadas a partir de cada especificidade das mesmas, onde as entidades ALUNO,MONITORES E FACILITADORES é ligada à entidade CURS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ps</meta:initial-creator>
    <dc:creator>Alessandro S Dias</dc:creator>
    <meta:editing-cycles>1</meta:editing-cycles>
    <meta:creation-date>2023-03-03T20:19:00</meta:creation-date>
    <dc:date>2023-03-03T17:38:21</dc:date>
    <meta:editing-duration>P0D</meta:editing-duration>
    <meta:generator>OpenOffice/4.1.12$Unix OpenOffice.org_project/4112m1$Build-9809</meta:generator>
    <meta:document-statistic meta:table-count="0" meta:image-count="0" meta:object-count="0" meta:page-count="1" meta:paragraph-count="3" meta:word-count="69" meta:character-count="4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